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XMLSchema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XMLSchema.retrieve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XMLSchema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XMLSchema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XMLSchema.Empty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XMLSchema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XMLSchema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XMLSchema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XMLSchema.isFully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